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adornments="Bold" style:font-pitch="fixed"/>
    <style:font-face style:name="Anonymous Pro1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1" svg:font-family="Arimo" style:font-adornments="Bold" style:font-family-generic="swiss" style:font-pitch="variable"/>
    <style:font-face style:name="Arimo2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6.3021in"/>
    </style:style>
    <style:style style:name="Table1.A1" style:family="table-cell">
      <style:table-cell-properties style:vertical-align="" fo:padding="0.0382in" fo:border-left="none" fo:border-right="none" fo:border-top="none" fo:border-bottom="0.05pt solid #000000"/>
    </style:style>
    <style:style style:name="Table1.B1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Standard">
      <style:text-properties officeooo:rsid="00005e3f" officeooo:paragraph-rsid="00005e3f"/>
    </style:style>
    <style:style style:name="P2" style:family="paragraph" style:parent-style-name="Standard">
      <style:paragraph-properties fo:text-align="end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text-properties officeooo:rsid="00305d05" officeooo:paragraph-rsid="00305d05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text-properties fo:font-weight="bold" officeooo:paragraph-rsid="00125c28" style:font-weight-asian="bold" style:font-weight-complex="bold"/>
    </style:style>
    <style:style style:name="P6" style:family="paragraph" style:parent-style-name="Text_20_body">
      <style:text-properties fo:font-weight="bold" officeooo:paragraph-rsid="0012265c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officeooo:rsid="00157e60" officeooo:paragraph-rsid="00157e60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officeooo:rsid="00207530" officeooo:paragraph-rsid="00207530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officeooo:rsid="00305d05" officeooo:paragraph-rsid="00305d05"/>
    </style:style>
    <style:style style:name="P10" style:family="paragraph" style:parent-style-name="SUSE-extra_5f_spacing">
      <style:text-properties officeooo:paragraph-rsid="002d5091"/>
    </style:style>
    <style:style style:name="P11" style:family="paragraph" style:parent-style-name="Heading_20_2">
      <style:text-properties officeooo:rsid="001fc6e2" officeooo:paragraph-rsid="001fc6e2"/>
    </style:style>
    <style:style style:name="P12" style:family="paragraph" style:parent-style-name="Standard" style:list-style-name="L1">
      <style:text-properties officeooo:paragraph-rsid="002114bc"/>
    </style:style>
    <style:style style:name="P13" style:family="paragraph" style:parent-style-name="Standard" style:list-style-name="L1">
      <style:text-properties officeooo:paragraph-rsid="0022431a"/>
    </style:style>
    <style:style style:name="P14" style:family="paragraph" style:parent-style-name="Standard" style:list-style-name="L1">
      <style:text-properties officeooo:paragraph-rsid="00238186"/>
    </style:style>
    <style:style style:name="P15" style:family="paragraph" style:parent-style-name="Standard" style:list-style-name="L1">
      <style:text-properties officeooo:rsid="00250cf7" officeooo:paragraph-rsid="0022431a"/>
    </style:style>
    <style:style style:name="P16" style:family="paragraph" style:parent-style-name="Standard" style:list-style-name="L2">
      <style:text-properties officeooo:rsid="00250cf7" officeooo:paragraph-rsid="00247bf6"/>
    </style:style>
    <style:style style:name="P17" style:family="paragraph" style:parent-style-name="Standard" style:list-style-name="L3">
      <style:text-properties officeooo:rsid="00250cf7" officeooo:paragraph-rsid="002d5091"/>
    </style:style>
    <style:style style:name="P18" style:family="paragraph" style:parent-style-name="Standard" style:list-style-name="L1">
      <style:text-properties officeooo:rsid="002114bc" officeooo:paragraph-rsid="002114bc"/>
    </style:style>
    <style:style style:name="P19" style:family="paragraph" style:parent-style-name="Standard" style:list-style-name="L3">
      <style:text-properties officeooo:rsid="002114bc" officeooo:paragraph-rsid="002d5091"/>
    </style:style>
    <style:style style:name="P20" style:family="paragraph" style:parent-style-name="Standard" style:list-style-name="L1">
      <style:text-properties officeooo:rsid="00238186" officeooo:paragraph-rsid="00238186"/>
    </style:style>
    <style:style style:name="P21" style:family="paragraph" style:parent-style-name="Standard" style:list-style-name="L3">
      <style:text-properties officeooo:rsid="00238186" officeooo:paragraph-rsid="002d5091"/>
    </style:style>
    <style:style style:name="P22" style:family="paragraph" style:parent-style-name="Standard" style:list-style-name="L1">
      <style:text-properties officeooo:rsid="002bc797" officeooo:paragraph-rsid="002bc797"/>
    </style:style>
    <style:style style:name="P23" style:family="paragraph" style:parent-style-name="Standard" style:list-style-name="L2">
      <style:text-properties officeooo:paragraph-rsid="00247bf6"/>
    </style:style>
    <style:style style:name="P24" style:family="paragraph" style:parent-style-name="Standard" style:list-style-name="L2">
      <style:text-properties officeooo:paragraph-rsid="0029f7b1"/>
    </style:style>
    <style:style style:name="P25" style:family="paragraph" style:parent-style-name="Standard" style:list-style-name="L2">
      <style:text-properties officeooo:rsid="00267987" officeooo:paragraph-rsid="00247bf6"/>
    </style:style>
    <style:style style:name="P26" style:family="paragraph" style:parent-style-name="Standard" style:list-style-name="L2">
      <style:text-properties officeooo:rsid="001fc028" officeooo:paragraph-rsid="00247bf6"/>
    </style:style>
    <style:style style:name="P27" style:family="paragraph" style:parent-style-name="Standard" style:list-style-name="L2">
      <style:text-properties officeooo:rsid="0025e60a" officeooo:paragraph-rsid="0029496b"/>
    </style:style>
    <style:style style:name="P28" style:family="paragraph" style:parent-style-name="Standard" style:list-style-name="L2">
      <style:text-properties officeooo:rsid="002b7381" officeooo:paragraph-rsid="002b7381"/>
    </style:style>
    <style:style style:name="P29" style:family="paragraph" style:parent-style-name="Standard" style:list-style-name="L3">
      <style:text-properties officeooo:paragraph-rsid="002d5091"/>
    </style:style>
    <style:style style:name="P30" style:family="paragraph" style:parent-style-name="Standard" style:list-style-name="L4">
      <style:text-properties officeooo:paragraph-rsid="002d5091"/>
    </style:style>
    <style:style style:name="P31" style:family="paragraph" style:parent-style-name="Standard" style:list-style-name="L4">
      <style:text-properties officeooo:rsid="002d5091" officeooo:paragraph-rsid="002d5091"/>
    </style:style>
    <style:style style:name="P32" style:family="paragraph" style:parent-style-name="Standard" style:list-style-name="L4">
      <style:text-properties officeooo:rsid="002d5091" officeooo:paragraph-rsid="002fa939"/>
    </style:style>
    <style:style style:name="P33" style:family="paragraph" style:parent-style-name="Standard" style:list-style-name="L4">
      <style:text-properties officeooo:rsid="002fa939" officeooo:paragraph-rsid="002fa939"/>
    </style:style>
    <style:style style:name="P34" style:family="paragraph" style:parent-style-name="Heading_20_3">
      <style:text-properties officeooo:rsid="00238186" officeooo:paragraph-rsid="00238186"/>
    </style:style>
    <style:style style:name="P35" style:family="paragraph" style:parent-style-name="Heading_20_3">
      <style:text-properties officeooo:rsid="00035f35" officeooo:paragraph-rsid="002d5091"/>
    </style:style>
    <style:style style:name="P36" style:family="paragraph" style:parent-style-name="Heading_20_3">
      <style:text-properties officeooo:rsid="00035f35" officeooo:paragraph-rsid="002fa939"/>
    </style:style>
    <style:style style:name="P37" style:family="paragraph" style:parent-style-name="Heading_20_3">
      <style:text-properties officeooo:paragraph-rsid="0030e604"/>
    </style:style>
    <style:style style:name="P38" style:family="paragraph" style:parent-style-name="SUSE-extra_5f_spacing" style:list-style-name="L1"/>
    <style:style style:name="P39" style:family="paragraph" style:parent-style-name="SUSE-extra_5f_spacing" style:list-style-name="L2">
      <style:text-properties officeooo:paragraph-rsid="00247bf6"/>
    </style:style>
    <style:style style:name="P40" style:family="paragraph" style:parent-style-name="SUSE-extra_5f_spacing" style:list-style-name="L2">
      <style:text-properties officeooo:rsid="0026c7c3" officeooo:paragraph-rsid="0029496b"/>
    </style:style>
    <style:style style:name="P41" style:family="paragraph" style:parent-style-name="SUSE-extra_5f_spacing" style:list-style-name="L3">
      <style:text-properties officeooo:paragraph-rsid="002d5091"/>
    </style:style>
    <style:style style:name="P42" style:family="paragraph" style:parent-style-name="SUSE-extra_5f_spacing" style:list-style-name="L3">
      <style:text-properties officeooo:rsid="002114bc" officeooo:paragraph-rsid="002d5091"/>
    </style:style>
    <style:style style:name="P43" style:family="paragraph" style:parent-style-name="SUSE-extra_5f_spacing" style:list-style-name="L4"/>
    <style:style style:name="P44" style:family="paragraph" style:parent-style-name="SUSE-extra_5f_spacing" style:list-style-name="L4">
      <style:text-properties officeooo:paragraph-rsid="002fa939"/>
    </style:style>
    <style:style style:name="T1" style:family="text">
      <style:text-properties officeooo:rsid="00035f35"/>
    </style:style>
    <style:style style:name="T2" style:family="text">
      <style:text-properties officeooo:rsid="00207530"/>
    </style:style>
    <style:style style:name="T3" style:family="text">
      <style:text-properties officeooo:rsid="002114bc"/>
    </style:style>
    <style:style style:name="T4" style:family="text">
      <style:text-properties officeooo:rsid="00250cf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50cf7" style:font-weight-asian="bold" style:font-weight-complex="bold"/>
    </style:style>
    <style:style style:name="T7" style:family="text">
      <style:text-properties fo:font-weight="bold" officeooo:rsid="002114bc" style:font-weight-asian="bold" style:font-weight-complex="bold"/>
    </style:style>
    <style:style style:name="T8" style:family="text">
      <style:text-properties fo:font-weight="bold" officeooo:rsid="001fc028" style:font-weight-asian="bold" style:font-weight-complex="bold"/>
    </style:style>
    <style:style style:name="T9" style:family="text">
      <style:text-properties fo:font-weight="bold" officeooo:rsid="002fa939" style:font-weight-asian="bold" style:font-weight-complex="bold"/>
    </style:style>
    <style:style style:name="T10" style:family="text">
      <style:text-properties officeooo:rsid="00238186"/>
    </style:style>
    <style:style style:name="T11" style:family="text">
      <style:text-properties officeooo:rsid="00267987"/>
    </style:style>
    <style:style style:name="T12" style:family="text">
      <style:text-properties officeooo:rsid="001fc028"/>
    </style:style>
    <style:style style:name="T13" style:family="text">
      <style:text-properties officeooo:rsid="00247bf6"/>
    </style:style>
    <style:style style:name="T14" style:family="text">
      <style:text-properties officeooo:rsid="0029496b"/>
    </style:style>
    <style:style style:name="T15" style:family="text">
      <style:text-properties officeooo:rsid="002d5091"/>
    </style:style>
    <style:style style:name="T16" style:family="text">
      <style:text-properties officeooo:rsid="002fa939"/>
    </style:style>
    <style:style style:name="T17" style:family="text">
      <style:text-properties officeooo:rsid="0030716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chapter text:display="number" text:outline-level="1"/>-</text:p>
          </table:table-cell>
          <table:table-cell table:style-name="Table1.B1" office:value-type="string">
            <text:h text:style-name="P11" text:outline-level="2">Bootstrap <text:span text:style-name="T2">the</text:span> Cluster</text:h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Description:</text:p>
            <text:p text:style-name="P8">In this section you will bootstrap your Kubic Kubernetes cluster</text:p>
          </table:table-cell>
        </table:table-row>
      </table:table>
      <text:p text:style-name="P1"/>
      <text:h text:style-name="Heading_20_3" text:outline-level="3"><text:span text:style-name="T1">Task</text:span> 1: <text:span text:style-name="T2">Set up Kubic-Master</text:span></text:h>
      <text:list xml:id="list540233702" text:style-name="L1">
        <text:list-item>
          <text:p text:style-name="P12"><text:span text:style-name="T3">Login into the </text:span><text:span text:style-name="T7">Kubic-Master</text:span><text:span text:style-name="T3"> VM if you have not already done so:</text:span></text:p>
          <text:p text:style-name="P13"><text:span text:style-name="SUSE-emphasis.light"><text:span text:style-name="T4">Userid</text:span></text:span><text:span text:style-name="T4">: </text:span><text:span text:style-name="T6">root</text:span></text:p>
          <text:p text:style-name="P15"><text:span text:style-name="SUSE-emphasis.light">Password</text:span>: <text:span text:style-name="T5">[your root password]</text:span></text:p>
        </text:list-item>
        <text:list-item>
          <text:p text:style-name="P18">Run the following command to configure this as a Kubernetes master node:</text:p>
          <text:p text:style-name="P38"><text:span text:style-name="SUSE-command">kubeadm init --cri-socket=/var/run/crio/crio.sock </text:span><text:span text:style-name="SUSE-command"><text:span text:style-name="T3">\<text:line-break/></text:span></text:span><text:span text:style-name="SUSE-command">--pod-network-cidr=10.244.0.0/16</text:span></text:p>
          <text:p text:style-name="P20">You should see some output and at the end, you will see this:</text:p>
          <text:p text:style-name="P20">You can now join any number of machines by running the following on each node as root:</text:p>
          <text:p text:style-name="P14"><text:span text:style-name="SUSE-command"><text:span text:style-name="T10">kubeadm join 10.0.2.11:6443 --token</text:span></text:span><text:span text:style-name="T10"> …</text:span></text:p>
          <text:p text:style-name="P22">Save this command. You will need it later!</text:p>
        </text:list-item>
      </text:list>
      <text:h text:style-name="P37" text:outline-level="3"><text:span text:style-name="T11">Task 2: (optional) Add a second network interface to Kubic-Master VM</text:span></text:h>
      <text:list xml:id="list1509456182" text:style-name="L2">
        <text:list-item text:start-value="1">
          <text:p text:style-name="P25">Power off the Kubic-Master VM</text:p>
          <text:p text:style-name="P39"><text:span text:style-name="SUSE-command">halt -p</text:span></text:p>
        </text:list-item>
        <text:list-item>
          <text:p text:style-name="P23"><text:span text:style-name="T12">From the main Virtualbox screen, choose the </text:span><text:span text:style-name="T8">Kubic-Master VM</text:span><text:span text:style-name="T12"> and click on </text:span><text:span text:style-name="SUSE-emphasis.light"><text:span text:style-name="T12">Settings</text:span></text:span></text:p>
        </text:list-item>
        <text:list-item>
          <text:p text:style-name="P25">Click on the <text:span text:style-name="SUSE-emphasis.light">Network</text:span> icon</text:p>
        </text:list-item>
        <text:list-item>
          <text:p text:style-name="P25">Click on the <text:span text:style-name="SUSE-emphasis.light">Adaptor 2</text:span> tab</text:p>
          <text:p text:style-name="P25">Change <text:span text:style-name="SUSE-emphasis.light">Attached to</text:span> to <text:span text:style-name="SUSE-emphasis.light">Bridged Adaptor</text:span></text:p>
          <text:p text:style-name="P25">Name should automatically change to whatever physical network adaptor you are using.</text:p>
        </text:list-item>
        <text:list-item>
          <text:p text:style-name="P23"><text:span text:style-name="T12">From the main Virtualbox screen, choose the </text:span><text:span text:style-name="T8">Kubic-Master</text:span><text:span text:style-name="T12"> VM and click on the down arrow next to the start icon. Click on </text:span><text:span text:style-name="SUSE-emphasis.light"><text:span text:style-name="T12">Detachable Start</text:span></text:span></text:p>
        </text:list-item>
        <text:list-item>
          <text:p text:style-name="P26">L<text:span text:style-name="T4">og into the command line:</text:span></text:p>
          <text:p text:style-name="P16"><text:span text:style-name="SUSE-emphasis.light">Userid</text:span>: <text:span text:style-name="T5">root</text:span></text:p>
          <text:p text:style-name="P16"><text:span text:style-name="SUSE-emphasis.light">Password</text:span>: <text:span text:style-name="T5">[your root password]</text:span></text:p>
        </text:list-item>
        <text:list-item>
          <text:p text:style-name="P27">Start the curses version of yast to configure networking <text:span text:style-name="T14">on the new nic</text:span></text:p>
          <text:p text:style-name="P40"><text:soft-page-break/><text:span text:style-name="SUSE-command">yast2 lan</text:span></text:p>
        </text:list-item>
        <text:list-item>
          <text:p text:style-name="P24">Use the <text:span text:style-name="T5">F4</text:span> key on your keyboard to edit the new nic</text:p>
        </text:list-item>
        <text:list-item>
          <text:p text:style-name="P24">Click on <text:span text:style-name="T5">alt y</text:span> on your keyboard to change this nic to DHCP. If your network does not have DHCP, set a static IP instead.</text:p>
        </text:list-item>
        <text:list-item>
          <text:p text:style-name="P24">Click on <text:span text:style-name="T5">F10</text:span> on your keyboard to exit this screen</text:p>
        </text:list-item>
        <text:list-item>
          <text:p text:style-name="P24">Click on <text:span text:style-name="T5">F10</text:span> on your keyboard to exit yast</text:p>
        </text:list-item>
        <text:list-item>
          <text:p text:style-name="P28">Find your new IP addresses</text:p>
          <text:p text:style-name="P28"><text:span text:style-name="SUSE-command">ip a</text:span></text:p>
          <text:p text:style-name="P28">You should now be able to log into the Kubic-Master using the terminal or application of your choice. You can also now copy and paste from this book.</text:p>
        </text:list-item>
      </text:list>
      <text:h text:style-name="P34" text:outline-level="3"><text:span text:style-name="T1">Task</text:span> 3: Set up the Kubic-Workers</text:h>
      <text:list xml:id="list2155340215" text:style-name="L3">
        <text:list-item>
          <text:p text:style-name="P21">Login to the Kubic-Worker1 VM if you have not already done so:</text:p>
          <text:p text:style-name="P29"><text:span text:style-name="SUSE-emphasis.light"><text:span text:style-name="T4">Userid</text:span></text:span><text:span text:style-name="T4">: </text:span><text:span text:style-name="T6">root</text:span></text:p>
          <text:p text:style-name="P17"><text:span text:style-name="SUSE-emphasis.light">Password</text:span>: <text:span text:style-name="T5">[your root password]</text:span></text:p>
        </text:list-item>
        <text:list-item>
          <text:p text:style-name="P19">Run the output command from Task 1 and add</text:p>
          <text:p text:style-name="P41"><text:span text:style-name="SUSE-command"><text:span text:style-name="T3">--cri-socket=/var/run/crio/crio.sock </text:span></text:span></text:p>
          <text:p text:style-name="P41"><text:span text:style-name="SUSE-command"><text:span text:style-name="T3"><text:line-break/></text:span></text:span><text:span text:style-name="T3">to the end of the command<text:line-break/></text:span></text:p>
        </text:list-item>
        <text:list-item>
          <text:p text:style-name="P42">Repeat this task for every worker VM</text:p>
        </text:list-item>
      </text:list>
      <text:p text:style-name="P10"/>
      <text:h text:style-name="P35" text:outline-level="3">Task 4: Set up the kubectl</text:h>
      <text:list xml:id="list3900181006" text:style-name="L4">
        <text:list-item>
          <text:p text:style-name="P30"><text:span text:style-name="T15">On the </text:span><text:span text:style-name="T7">Kubic-Master</text:span><text:span text:style-name="T3"> VM, copy and set up the </text:span><text:span text:style-name="SUSE-filename"><text:span text:style-name="T3">config</text:span></text:span><text:span text:style-name="T3"> file so that kubectl can interact with the cluster:</text:span></text:p>
          <text:p text:style-name="P43"><text:span text:style-name="SUSE-command">mkdir -p $HOME/.kube</text:span></text:p>
          <text:p text:style-name="P43"><text:span text:style-name="SUSE-command">sudo cp -i /etc/kubernetes/admin.conf $HOME/.kube/config</text:span></text:p>
          <text:p text:style-name="P43"><text:span text:style-name="SUSE-command"><text:span text:style-name="T15">s</text:span></text:span><text:span text:style-name="SUSE-command">udo chown $(id -u):$(id -g) $HOME/.kube/config</text:span></text:p>
        </text:list-item>
        <text:list-item>
          <text:p text:style-name="P31">Check on your nodes</text:p>
          <text:p text:style-name="P43"><text:span text:style-name="SUSE-command">kubectl get nodes</text:span></text:p>
          <text:p text:style-name="P31">You should have 3 nodes. All of them should be in a NotReady status</text:p>
        </text:list-item>
      </text:list>
      <text:h text:style-name="P36" text:outline-level="3">Task <text:span text:style-name="T17">5</text:span>: Set up Flannel</text:h>
      <text:list xml:id="list173916455842912" text:continue-list="list3900181006" text:style-name="L4">
        <text:list-item text:start-value="1">
          <text:p text:style-name="P33">Run the following command to install flannel on your cluster:</text:p>
          <text:p text:style-name="P43"><text:span text:style-name="SUSE-command">kubectl apply -f https://0y.at/kubicflannel</text:span> </text:p>
        </text:list-item>
        <text:list-item>
          <text:p text:style-name="P32"><text:soft-page-break/>Check on your nodes</text:p>
          <text:p text:style-name="P44"><text:span text:style-name="SUSE-command"><text:span text:style-name="T16">watch </text:span></text:span><text:span text:style-name="SUSE-command">kubectl get nodes</text:span></text:p>
          <text:p text:style-name="P32"><text:span text:style-name="T16">In 1-2 minutes a</text:span>ll of them should be in a Ready status. <text:span text:style-name="T16">Click on </text:span><text:span text:style-name="T9">Ctrl c</text:span><text:span text:style-name="T16"> on your keyboard to exit this screen.</text:span></text:p>
          <text:p text:style-name="P32"/>
        </text:list-item>
      </text:list>
      <text:p text:style-name="P3">You now have a fully functional Kubernetes cluster! You can add more worker nodes at any time and then bootstrap them in like you did above.</text:p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5">Summary:</text:p>
            <text:p text:style-name="P9">In this section you completed your Kubic Kubernetes cluster. It is now fully functional and ready to be used.</text:p>
          </table:table-cell>
        </table:table-row>
      </table:table>
      <text:p text:style-name="Text_20_body"/>
      <text:p text:style-name="P7">(End of Exercise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adornments="Bold" style:font-pitch="fixed"/>
    <style:font-face style:name="Anonymous Pro1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1" svg:font-family="Arimo" style:font-adornments="Bold" style:font-family-generic="swiss" style:font-pitch="variable"/>
    <style:font-face style:name="Arimo2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02in" fo:margin-bottom="0.0402in" loext:contextual-spacing="false"/>
      <style:text-properties style:font-name="Arimo" fo:font-family="Arimo" style:font-style-name="Regular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style-name="Regular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Arimo" fo:font-family="Arimo" style:font-style-name="Regular" style:font-family-generic="swiss" style:font-pitch="variable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Arimo1" fo:font-family="Arimo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style:font-name="Arimo1" fo:font-family="Arimo" style:font-style-name="Bold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SE-extra_5f_spacing" style:display-name="SUSE-extra_spacing" style:family="paragraph" style:parent-style-name="Standard">
      <style:paragraph-properties fo:margin-top="0.1in" fo:margin-bottom="0.1in" loext:contextual-spacing="tru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SUSE-monospace" style:family="text" style:parent-style-name="Teletype">
      <style:text-properties style:font-name="Anonymous Pro" fo:font-family="'Anonymous Pro'" style:font-style-name="Bold" style:font-pitch="fixed" fo:font-weight="bold" style:font-size-asian="10.5pt"/>
    </style:style>
    <style:style style:name="Teletype" style:family="text">
      <style:text-properties style:font-name="Anonymous Pro1" fo:font-family="'Anonymous Pro'" style:font-style-name="Regular" style:font-pitch="fixed" style:font-name-asian="Droid Sans1" style:font-family-asian="'Droid Sans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USE-command" style:family="text" style:parent-style-name="SUSE-monospace">
      <style:text-properties fo:color="#3465a4" style:font-size-asian="10.5pt"/>
    </style:style>
    <style:style style:name="SUSE-filename" style:family="text" style:parent-style-name="SUSE-monospace">
      <style:text-properties fo:color="#009900" style:font-size-asian="10.5pt"/>
    </style:style>
    <style:style style:name="SUSE-variable" style:family="text">
      <style:text-properties style:font-name="Arimo2" fo:font-family="Arimo" style:font-style-name="Bold Italic" style:font-family-generic="swiss" style:font-pitch="variable" fo:font-style="italic" fo:font-weight="bold" style:font-size-asian="10.5pt"/>
    </style:style>
    <style:style style:name="SUSE-emphasis" style:family="text">
      <style:text-properties style:font-name="Arimo1" fo:font-family="Arimo" style:font-style-name="Bold" style:font-family-generic="swiss" style:font-pitch="variable" fo:font-weight="bold" style:font-size-asian="10.5pt"/>
    </style:style>
    <style:style style:name="SUSE-emphasis.light" style:family="text" style:parent-style-name="SUSE-emphasis">
      <style:text-properties fo:color="#999999" style:font-size-asian="10.5pt"/>
    </style:style>
    <style:style style:name="SUSE-warning" style:family="text">
      <style:text-properties fo:color="#c5000b" style:font-name="Arimo1" fo:font-family="Arimo" style:font-style-name="Bold" style:font-family-generic="swiss" style:font-pitch="variable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5:18:33.140616296</meta:creation-date>
    <dc:date>2019-03-27T17:39:15.087643791</dc:date>
    <meta:editing-duration>PT1H30M22S</meta:editing-duration>
    <meta:editing-cycles>51</meta:editing-cycles>
    <meta:generator>LibreOffice/6.1.3.2$Linux_X86_64 LibreOffice_project/10$Build-2</meta:generator>
    <meta:document-statistic meta:table-count="3" meta:image-count="0" meta:object-count="0" meta:page-count="4" meta:paragraph-count="61" meta:word-count="530" meta:character-count="2924" meta:non-whitespace-character-count="2476"/>
  </office:meta>
</office:document-meta>
</file>